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eavsnitt" style:list-style-name="LFO1" style:family="paragraph"/>
    <style:style style:name="P3" style:parent-style-name="Listeavsnitt" style:list-style-name="LFO1" style:family="paragraph"/>
  </office:automatic-styles>
  <office:body>
    <office:text text:use-soft-page-breaks="true">
      <text:p text:style-name="P1">Det karakteren jeg starer prøver å få C. <text:s/>Jeg ser litt and om når fristen nærmer seg om at jeg har god tid eller hvor dårlig tid på meg. Da vil jeg vurdere om jeg skal gå et hakk opp eller ned.</text:p>
      <text:p text:style-name="Normal"/>
      <text:h text:style-name="Overskrift1" text:outline-level="1">Link:</text:h>
      <text:h text:style-name="Overskrift2" text:outline-level="2">Bilder:<text:s/></text:h>
      <text:list text:style-name="LFO1" text:continue-numbering="true">
        <text:list-item>
          <text:p text:style-name="P2"><text:a xlink:href="https://pixabay.com/no/photos/se-gull-bl%C3%A5-stein-produkt-4449152/" office:target-frame-name="_top" xlink:show="replace"><text:span text:style-name="Hyperkobling">https://pixabay.com/no/photos/se-gull-bl%C3%A5-stein-produkt-4449152/</text:span></text:a></text:p>
        </text:list-item>
        <text:list-item>
          <text:p text:style-name="P3"/>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Hyperkobling" style:display-name="Hyperkobling" style:family="text" style:parent-style-name="Standardskriftforavsnitt">
      <style:text-properties fo:color="#467886" style:text-underline-type="single" style:text-underline-style="solid" style:text-underline-width="auto" style:text-underline-mode="continuous"/>
    </style:style>
    <style:style style:name="Uløstomtale" style:display-name="Uløst omtale" style:family="text" style:parent-style-name="Standardskriftforav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ngrid Øvrelid</meta:initial-creator>
    <dc:creator>Ingrid Christensen Øvrelid</dc:creator>
    <meta:creation-date>2024-11-08T09:44:00Z</meta:creation-date>
    <dc:date>2024-11-19T09:24:00Z</dc:date>
    <meta:template xlink:href="Normal" xlink:type="simple"/>
    <meta:editing-cycles>2</meta:editing-cycles>
    <meta:editing-duration>PT2100S</meta:editing-duration>
    <meta:document-statistic meta:page-count="1" meta:paragraph-count="1" meta:word-count="57" meta:character-count="364" meta:row-count="2" meta:non-whitespace-character-count="308"/>
  </office:meta>
</office:document-meta>
</file>